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svg:font-family="'DejaVu Sans'" style:font-family-generic="swiss"/>
    <style:font-face style:name="FreeSans2" svg:font-family="FreeSans" style:font-family-generic="swiss"/>
    <style:font-face style:name="DejaVu Sans Mono" svg:font-family="'DejaVu Sans Mono'" style:font-family-generic="modern" style:font-pitch="fixed"/>
    <style:font-face style:name="FreeSans3" svg:font-family="FreeSans"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1" svg:font-family="'Nimbus Sans L'" style:font-adornments="Normal" style:font-family-generic="swiss" style:font-pitch="variable"/>
    <style:font-face style:name="Nimbus Sans L" svg:font-family="'Nimbus Sans L'" style:font-adornments="Regular" style:font-family-generic="swiss" style:font-pitch="variable"/>
    <style:font-face style:name="DejaVu Sans2" svg:font-family="'DejaVu Sans'" style:font-family-generic="system" style:font-pitch="variable"/>
    <style:font-face style:name="FreeSans1" svg:font-family="FreeSans" style:font-family-generic="system" style:font-pitch="variable"/>
  </office:font-face-decls>
  <office:automatic-styles>
    <style:style style:name="P1" style:family="paragraph" style:parent-style-name="Footer">
      <style:text-properties officeooo:paragraph-rsid="00212a7f"/>
    </style:style>
    <style:style style:name="P2" style:family="paragraph" style:parent-style-name="Text_20_body">
      <style:text-properties officeooo:paragraph-rsid="000b0a0b"/>
    </style:style>
    <style:style style:name="P3" style:family="paragraph" style:parent-style-name="Text_20_body">
      <style:text-properties officeooo:paragraph-rsid="00176125"/>
    </style:style>
    <style:style style:name="P4" style:family="paragraph" style:parent-style-name="Text_20_body">
      <style:text-properties officeooo:paragraph-rsid="0017f463"/>
    </style:style>
    <style:style style:name="P5" style:family="paragraph" style:parent-style-name="Text_20_body">
      <style:text-properties officeooo:rsid="001049f6" officeooo:paragraph-rsid="001049f6"/>
    </style:style>
    <style:style style:name="P6" style:family="paragraph" style:parent-style-name="Text_20_body">
      <style:text-properties officeooo:rsid="0014cdc2" officeooo:paragraph-rsid="0014cdc2"/>
    </style:style>
    <style:style style:name="P7" style:family="paragraph" style:parent-style-name="Text_20_body">
      <style:text-properties officeooo:rsid="0006b951" officeooo:paragraph-rsid="0006b951"/>
    </style:style>
    <style:style style:name="P8" style:family="paragraph" style:parent-style-name="Text_20_body">
      <style:text-properties officeooo:rsid="00176125" officeooo:paragraph-rsid="000923d3"/>
    </style:style>
    <style:style style:name="P9" style:family="paragraph" style:parent-style-name="Text_20_body">
      <style:text-properties officeooo:rsid="00075bd7" officeooo:paragraph-rsid="000923d3"/>
    </style:style>
    <style:style style:name="P10" style:family="paragraph" style:parent-style-name="Text_20_body">
      <style:text-properties officeooo:rsid="000e4cbe" officeooo:paragraph-rsid="000e4cbe"/>
    </style:style>
    <style:style style:name="P11" style:family="paragraph" style:parent-style-name="Text_20_body">
      <style:text-properties officeooo:rsid="0011cf67" officeooo:paragraph-rsid="0011cf67"/>
    </style:style>
    <style:style style:name="P12" style:family="paragraph" style:parent-style-name="Text_20_body">
      <style:text-properties officeooo:rsid="001c074c" officeooo:paragraph-rsid="001de888"/>
    </style:style>
    <style:style style:name="P13" style:family="paragraph" style:parent-style-name="Text_20_body">
      <style:text-properties officeooo:rsid="0011ff11" officeooo:paragraph-rsid="0013c564"/>
    </style:style>
    <style:style style:name="P14" style:family="paragraph" style:parent-style-name="Text_20_body">
      <style:text-properties officeooo:rsid="00183077" officeooo:paragraph-rsid="0014cdc2"/>
    </style:style>
    <style:style style:name="P15" style:family="paragraph" style:parent-style-name="Text_20_body">
      <style:text-properties officeooo:rsid="00153b19" officeooo:paragraph-rsid="00153b19"/>
    </style:style>
    <style:style style:name="P16" style:family="paragraph" style:parent-style-name="_2d_theme">
      <style:text-properties officeooo:paragraph-rsid="0015f3dd"/>
    </style:style>
    <style:style style:name="P17" style:family="paragraph" style:parent-style-name="_2d_theme">
      <style:text-properties officeooo:rsid="00075bd7"/>
    </style:style>
    <style:style style:name="P18" style:family="paragraph" style:parent-style-name="_2d_theme">
      <style:text-properties officeooo:rsid="001049f6"/>
    </style:style>
    <style:style style:name="P19" style:family="paragraph" style:parent-style-name="Text_20_body" style:list-style-name="L1"/>
    <style:style style:name="P20" style:family="paragraph" style:parent-style-name="Text_20_body" style:list-style-name="L1">
      <style:text-properties officeooo:paragraph-rsid="001a2e21"/>
    </style:style>
    <style:style style:name="P21" style:family="paragraph" style:parent-style-name="Text_20_body" style:list-style-name="L1">
      <style:text-properties officeooo:rsid="00208f6b" officeooo:paragraph-rsid="00208f6b"/>
    </style:style>
    <style:style style:name="P22" style:family="paragraph" style:parent-style-name="Heading_20_3">
      <style:text-properties officeooo:rsid="0014cdc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8af79"/>
    </style:style>
    <style:style style:name="T2" style:family="text">
      <style:text-properties officeooo:rsid="000456b0"/>
    </style:style>
    <style:style style:name="T3" style:family="text">
      <style:text-properties officeooo:rsid="0005c227"/>
    </style:style>
    <style:style style:name="T4" style:family="text">
      <style:text-properties officeooo:rsid="00075bd7"/>
    </style:style>
    <style:style style:name="T5" style:family="text">
      <style:text-properties officeooo:rsid="000cf509"/>
    </style:style>
    <style:style style:name="T6" style:family="text">
      <style:text-properties officeooo:rsid="0011ff11"/>
    </style:style>
    <style:style style:name="T7" style:family="text">
      <style:text-properties officeooo:rsid="0014cdc2"/>
    </style:style>
    <style:style style:name="T8" style:family="text">
      <style:text-properties officeooo:rsid="00176125"/>
    </style:style>
    <style:style style:name="T9" style:family="text">
      <style:text-properties officeooo:rsid="00212a7f"/>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r<text:span text:style-name="T9">t </text:span>2.<text:span text:style-name="T2">2</text:span> – Contribu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4496_151624239" text:style-name="Index_20_Link" text:visited-style-name="Index_20_Link">1Dérivation<text:tab/>1</text:a></text:p>
          <text:p text:style-name="P24"><text:a xlink:type="simple" xlink:href="#__RefHeading__4498_151624239" text:style-name="Index_20_Link" text:visited-style-name="Index_20_Link">1.1Sources<text:tab/>1</text:a></text:p>
          <text:p text:style-name="P24"><text:a xlink:type="simple" xlink:href="#__RefHeading__4500_151624239" text:style-name="Index_20_Link" text:visited-style-name="Index_20_Link">1.2Droit de créer une œuvre dérivée<text:tab/>2</text:a></text:p>
          <text:p text:style-name="P24"><text:a xlink:type="simple" xlink:href="#__RefHeading__4502_151624239" text:style-name="Index_20_Link" text:visited-style-name="Index_20_Link">1.3Orthophotographies<text:tab/>2</text:a></text:p>
          <text:p text:style-name="P25"><text:a xlink:type="simple" xlink:href="#__RefHeading__4504_151624239" text:style-name="Index_20_Link" text:visited-style-name="Index_20_Link">1.3.1Fabrication<text:tab/>2</text:a></text:p>
          <text:p text:style-name="P25"><text:a xlink:type="simple" xlink:href="#__RefHeading__4506_151624239" text:style-name="Index_20_Link" text:visited-style-name="Index_20_Link">1.3.2Couverture mondial<text:tab/>3</text:a></text:p>
          <text:p text:style-name="P25"><text:a xlink:type="simple" xlink:href="#__RefHeading__4508_151624239" text:style-name="Index_20_Link" text:visited-style-name="Index_20_Link">1.3.3France<text:tab/>3</text:a></text:p>
          <text:p text:style-name="P25"><text:a xlink:type="simple" xlink:href="#__RefHeading__4510_151624239" text:style-name="Index_20_Link" text:visited-style-name="Index_20_Link">1.3.4Crise HOT<text:tab/>4</text:a></text:p>
          <text:p text:style-name="P25"><text:a xlink:type="simple" xlink:href="#__RefHeading__4512_151624239" text:style-name="Index_20_Link" text:visited-style-name="Index_20_Link">1.3.5Utilisation<text:tab/>4</text:a></text:p>
          <text:p text:style-name="P24"><text:a xlink:type="simple" xlink:href="#__RefHeading__4514_151624239" text:style-name="Index_20_Link" text:visited-style-name="Index_20_Link">1.4impact de l'ouverture de photo et dataset vectoriels<text:tab/>4</text:a></text:p>
        </text:index-body>
      </text:table-of-content>
      <text:p text:style-name="Standard"/>
      <text:h text:style-name="Heading_20_1" text:outline-level="1"><text:bookmark-start text:name="__RefHeading__4496_151624239"/>Dérivation<text:bookmark-end text:name="__RefHeading__4496_151624239"/></text:h>
      <text:p text:style-name="_2d_theme">Principe</text:p>
      <text:p text:style-name="P7">Dériver de l'information depuis une autre source ce n'est pas la copier. Dans le processus de « décalque » réside une phase d'interprétation qui conduit à la réalisation d'un œuvre dérivée.</text:p>
      <text:h text:style-name="Heading_20_2" text:outline-level="2"><text:bookmark-start text:name="__RefHeading__4498_151624239"/><text:span text:style-name="T3">S</text:span>ources<text:bookmark-end text:name="__RefHeading__4498_151624239"/></text:h>
      <text:p text:style-name="P17">orthophotographie</text:p>
      <text:p text:style-name="P3"><text:span text:style-name="T8">Les vues aériennes, </text:span>orthophotographie<text:span text:style-name="T4">s et images satellites, sont la source de dérivation la plus utilisé.</text:span></text:p>
      <text:p text:style-name="P17">plan</text:p>
      <text:p text:style-name="P8">À l'opposé, l'utilisation de plan ancien est un sujet plus compliqué qu'il n'y paraît.</text:p>
      <text:p text:style-name="P17">qualité des plans</text:p>
      <text:p text:style-name="P9">Outre le fait qu'il ne soient plus à jour, ils sont parfois déformé. Dans tous les cas ils nécessitent une numérisation non évidente à cause de leur format papier et un géoréférencement pour pouvoir être utilisé. Pour positionner correctement un plan il faut que la zone couverte soit cartographier ou disposer de repères (GPS). Le gain n'est donc pas si évident.</text:p>
      <text:p text:style-name="P17">out-of-copyright map</text:p>
      <text:p text:style-name="P2"><text:span text:style-name="T5">Élégamment à prendre en compte la durée du droit d'auteur qui est variable en fonction des pays.</text:span><text:span text:style-name="T5"><office:annotation><dc:creator>Fred </dc:creator><dc:date>2012-09-06T16:25:07</dc:date><text:p text:style-name="P26"><text:span text:style-name="T10">Prend fin quand ? 70 ans après publication ?</text:span></text:p></office:annotation></text:span></text:p>
      <text:list xml:id="list6938810580958920124" text:style-name="L1">
        <text:list-item>
          <text:list>
            <text:list-item>
              <text:list>
                <text:list-item>
                  <text:list>
                    <text:list-item>
                      <text:p text:style-name="P19">dans le DP</text:p>
                      <text:list>
                        <text:list-item>
                          <text:p text:style-name="P19">DP des plans en FR</text:p>
                        </text:list-item>
                        <text:list-item>
                          <text:p text:style-name="P19">UK</text:p>
                        </text:list-item>
                      </text:list>
                    </text:list-item>
                  </text:list>
                </text:list-item>
              </text:list>
            </text:list-item>
          </text:list>
        </text:list-item>
      </text:list>
      <text:p text:style-name="Text_20_body"/>
      <text:p text:style-name="_2d_theme">Cadastre</text:p>
      <text:p text:style-name="P10">En France est aussi disponible à la dérivation, et non à la copie et à l'import, le cadastre. Il est utilisable uniquement dans le cadre de la création d'un œuvre dérivée, comme beaucoup d'imageries aériennes.</text:p>
      <text:list xml:id="list234604025493011" text:continue-numbering="true" text:style-name="L1">
        <text:list-item>
          <text:list>
            <text:list-item>
              <text:list>
                <text:list-item>
                  <text:list>
                    <text:list-item>
                      <text:p text:style-name="P19">bâtiment existant/ n’existant plus, bâtiment non construit au bon endroit, pas avec la bonne forme </text:p>
                    </text:list-item>
                  </text:list>
                </text:list-item>
              </text:list>
            </text:list-item>
          </text:list>
        </text:list-item>
      </text:list>
      <text:h text:style-name="Heading_20_2" text:outline-level="2"><text:bookmark-start text:name="__RefHeading__4500_151624239"/><text:bookmark-start text:name="__DdeLink__4493_151624239"/><text:soft-page-break/><text:span text:style-name="T3">Droit de créer une </text:span>œuvre dérivée<text:bookmark-end text:name="__RefHeading__4500_151624239"/><text:bookmark-end text:name="__DdeLink__4493_151624239"/></text:h>
      <text:p text:style-name="P5">Une œuvre dérivé est le résultat d'un travail non automatique de dérivation. Pour la réaliser il faut en avoir le droit.</text:p>
      <text:p text:style-name="P5"/>
      <text:p text:style-name="P18">Autorisation spécifique ; IGN-Bing ;SPOT</text:p>
      <text:p text:style-name="P5">Par défaut le droit d'auteur ne l'autorise pas. Lors qu'elle est autorisé par des condition d'utilisation elle est fortement encadré et parfois rétribué. La possibilité d'effectuer du décalquage pour OpenStreetMap peut être obtenu dans la cadre d'une démarche OpenData, ou tout le monde profite de cette ouverture. Cependant, le cas est courant ou les droits de dérivation ne sont accordés spécifiquement que pour la contribution à OpenStreetMap. C'est par ce dernier cas que l'on à accès à l'imagerie de Bing, à celle de Spot Image en France ou par le passé à celle de Yahoo!.</text:p>
      <text:p text:style-name="P18">crises</text:p>
      <text:p text:style-name="P11">C'est également des autorisations spécifiques qui sont accordées sur les prises de vues de satellites réalisées à l'occasion de catastrophes humanitaires.</text:p>
      <text:list xml:id="list234605847544979" text:continue-numbering="true" text:style-name="L1">
        <text:list-item>
          <text:list>
            <text:list-item>
              <text:p text:style-name="P19">Licence <office:annotation><dc:creator>Fred </dc:creator><dc:date>2012-09-06T18:14:32</dc:date><text:p text:style-name="P26"><text:span text:style-name="T10">Faire un aperçut de lic des imageries en Fr</text:span></text:p></office:annotation></text:p>
              <text:list>
                <text:list-item>
                  <text:p text:style-name="P19">IP en Fr </text:p>
                  <text:list>
                    <text:list-item>
                      <text:p text:style-name="P19">Information publique librement réutilisable </text:p>
                    </text:list-item>
                    <text:list-item>
                      <text:p text:style-name="P19">dérivation obligatoire </text:p>
                    </text:list-item>
                  </text:list>
                </text:list-item>
              </text:list>
            </text:list-item>
            <text:list-item>
              <text:p text:style-name="P20">processus de mise à disposition </text:p>
              <text:list>
                <text:list-item>
                  <text:p text:style-name="P20">OpenData </text:p>
                  <text:list>
                    <text:list-item>
                      <text:p text:style-name="P20">OS en UK </text:p>
                      <text:list>
                        <text:list-item>
                          <text:p text:style-name="P20">http://wiki.openstreetmap.org/wiki/Ordnance_Survey_Opendata </text:p>
                        </text:list-item>
                        <text:list-item>
                          <text:p text:style-name="P20">voir l'usage réel </text:p>
                        </text:list-item>
                      </text:list>
                    </text:list-item>
                  </text:list>
                </text:list-item>
              </text:list>
            </text:list-item>
          </text:list>
        </text:list-item>
      </text:list>
      <text:p text:style-name="_2d_theme">Achat</text:p>
      <text:p text:style-name="P12">Dans de très rares et très localisé situation ces droits ont été acheté par des particuliers ou des ONGs ; par exemple pour cartographier la Bande de Gaza ou la ville de Khorog au Tadjikistan.</text:p>
      <text:h text:style-name="Heading_20_2" text:outline-level="2"><text:bookmark-start text:name="__RefHeading__4502_151624239"/>Orthophotographie<text:span text:style-name="T6">s</text:span><text:bookmark-end text:name="__RefHeading__4502_151624239"/></text:h>
      <text:p text:style-name="P13">Les vues aériennes sont prises soit par avion, soit par satellites, mais dans tous les cas ces images demande des traitement avant de pour être utilisées. Une orthophotographie (également « orthophoto » ou simplement « ortho ») est un photographie prise à l'aplomb et rectifié géométriquement pour la géoréférencé et la rendre superposable à une carte.</text:p>
      <text:h text:style-name="P22" text:outline-level="3"><text:bookmark-start text:name="__RefHeading__4504_151624239"/>Fabrication<text:bookmark-end text:name="__RefHeading__4504_151624239"/></text:h>
      <text:p text:style-name="_2d_theme"><text:bookmark-start text:name="__DdeLink__4528_151624239"/><text:span text:style-name="T7">acquisition</text:span><text:bookmark-end text:name="__DdeLink__4528_151624239"/><text:span text:style-name="T7"> photo</text:span></text:p>
      <text:p text:style-name="P6">Pour réaliser une orthophotographie il faut tout d'abord réaliser les clichés sous des conditions particulières : beau temps sans nuage, dans une plage horaire ou les ombres portaient son faible, de préférence à une saison ou la végétation est faible pour mieux voir le sol, etc.</text:p>
      <text:p text:style-name="P16">rectification ; dem ; resolution</text:p>
      <text:p text:style-name="P4"><text:span text:style-name="T7">En suite les photographies sont préparées pour être assemblées. Il faut corriger les déformations de l'objectif, les pentes du terrain avec un modèle numérique de terrain (DEM) et géopositionner </text:span><text:soft-page-break/><text:span text:style-name="T7">l'image. Au final seul le centre de l'image ou la vue est verticales est conservé. Ce processus s’appelle la « rectification ». Le résultat atteint souvent des résolutions de l'ordre de 1m à 5cm par pixel. Toutes fois des déformations et décalages globaux ou local du géoréférencement peut être présent. Il est donc utile de faire attention lors de la dérivation à ne pas dégrader les données d'OpenStreetMap.</text:span></text:p>
      <text:p text:style-name="P6"/>
      <text:p text:style-name="_2d_theme"><text:bookmark text:name="hide1_1"/>photo non rectifiées ; <text:bookmark text:name="fold1_1"/>IGN ; données régaliennes ; des photo passe en accès gratuit ; non rectifiées</text:p>
      <text:p text:style-name="P14">L'IGN a dans ces missions régaliennes (mission pour l'état et non commerciale) la photographie du territoire. Cependant le rectification et l'assemblage des images est faite à titre commercial. Les images brutes de l'IGN sont donc disponibles au téléchargement ou sur demande.</text:p>
      <text:p text:style-name="Text_20_body"/>
      <text:p text:style-name="_2d_theme">realisation alternative ; kite ; drone ; couverture faible ; contraintes légales </text:p>
      <text:p text:style-name="P15">Des images aériennes peuvent être produit localement à l'aide de cerf-volants, de ballons ou de drones. Le processus est relativement complexe à maitriser et la couverture photographique est souvent de faible envergure. Il faut aussi tenir compte de contraire réglementaire pour faire voler des objets, particulièrement faire attention à l'attitude. Des groupes de « bricoleurs » ou de petit compagnies s'attaquent cependant à ce secteur. Les meilleurs résultats sont obtenus avec des drones d'avion auto-piloté.</text:p>
      <text:h text:style-name="Heading_20_3" text:outline-level="3"><text:bookmark-start text:name="__RefHeading__4506_151624239"/>Couverture mondial<text:bookmark-end text:name="__RefHeading__4506_151624239"/></text:h>
      <text:list xml:id="list234605948685472" text:continue-numbering="true" text:style-name="L1">
        <text:list-item>
          <text:list>
            <text:list-item>
              <text:list>
                <text:list-item>
                  <text:p text:style-name="P19">landsat </text:p>
                </text:list-item>
                <text:list-item>
                  <text:p text:style-name="P19">Yahoo! Aerial Imagery </text:p>
                  <text:list>
                    <text:list-item>
                      <text:p text:style-name="P19">fin 2006 </text:p>
                    </text:list-item>
                  </text:list>
                </text:list-item>
                <text:list-item>
                  <text:p text:style-name="P19">Bing </text:p>
                  <text:list>
                    <text:list-item>
                      <text:p text:style-name="P19">sources </text:p>
                    </text:list-item>
                    <text:list-item>
                      <text:p text:style-name="P19">processus </text:p>
                    </text:list-item>
                    <text:list-item>
                      <text:p text:style-name="P21">IGN</text:p>
                    </text:list-item>
                  </text:list>
                </text:list-item>
                <text:list-item>
                  <text:p text:style-name="P19">openarial </text:p>
                </text:list-item>
              </text:list>
            </text:list-item>
          </text:list>
        </text:list-item>
      </text:list>
      <text:h text:style-name="Heading_20_3" text:outline-level="3"><text:bookmark text:name="hide1_2"/><text:bookmark-start text:name="__RefHeading__4508_151624239"/>France<text:bookmark-end text:name="__RefHeading__4508_151624239"/></text:h>
      <text:list xml:id="list234605541912289" text:continue-numbering="true" text:style-name="L1">
        <text:list-item>
          <text:list>
            <text:list-item>
              <text:list>
                <text:list-item>
                  <text:p text:style-name="P19"><text:bookmark text:name="fold1_2"/>OrtohoLittorale </text:p>
                  <text:list>
                    <text:list-item>
                      <text:p text:style-name="P19">IP </text:p>
                    </text:list-item>
                    <text:list-item>
                      <text:p text:style-name="P19">v2 </text:p>
                    </text:list-item>
                  </text:list>
                </text:list-item>
                <text:list-item>
                  <text:p text:style-name="P19">Brest </text:p>
                </text:list-item>
                <text:list-item>
                  <text:p text:style-name="P19">Auvergne </text:p>
                  <text:list>
                    <text:list-item>
                      <text:p text:style-name="P19">Alier </text:p>
                    </text:list-item>
                    <text:list-item>
                      <text:p text:style-name="P19">Puy de Dôme </text:p>
                    </text:list-item>
                    <text:list-item>
                      <text:p text:style-name="P19">et le reste </text:p>
                    </text:list-item>
                  </text:list>
                </text:list-item>
                <text:list-item>
                  <text:p text:style-name="P19">Alpes Maritimes </text:p>
                  <text:list>
                    <text:list-item>
                      <text:p text:style-name="P19"><text:soft-page-break/>libération par simple copie de fichier </text:p>
                      <text:list>
                        <text:list-item>
                          <text:p text:style-name="P19">pas de coup supplémentaires </text:p>
                        </text:list-item>
                      </text:list>
                      <text:p text:style-name="P19">vocation à être largement diffusée/rendue publique <text:line-break/>INSPIRE <text:line-break/>nous nous proposons de la mettre à disposition des contributeurs d'OpenStreetMap pour enrichir la base de données (autant sous licence ODBL que CC-BY-SA). En espérant que ca montre la voie pour les autres </text:p>
                      <text:list text:continue-numbering="true">
                        <text:list-item>
                          <text:p text:style-name="P19">mail de Landry Breuil 28/07/2010 </text:p>
                        </text:list-item>
                      </text:list>
                    </text:list-item>
                  </text:list>
                </text:list-item>
                <text:list-item>
                  <text:p text:style-name="P19">SPOT </text:p>
                  <text:list>
                    <text:list-item>
                      <text:p text:style-name="P19">http://www.mail-archive.com/talk-fr@openstreetmap.org/msg27037.html </text:p>
                    </text:list-item>
                  </text:list>
                </text:list-item>
              </text:list>
            </text:list-item>
          </text:list>
        </text:list-item>
      </text:list>
      <text:h text:style-name="Heading_20_3" text:outline-level="3"><text:bookmark-start text:name="__RefHeading__4510_151624239"/>Crise HOT<text:bookmark-end text:name="__RefHeading__4510_151624239"/></text:h>
      <text:list xml:id="list234604841449454" text:continue-numbering="true" text:style-name="L1">
        <text:list-item>
          <text:list>
            <text:list-item>
              <text:list>
                <text:list-item>
                  <text:p text:style-name="P19">Haiti </text:p>
                </text:list-item>
                <text:list-item>
                  <text:p text:style-name="P19">Kyrgyzstan </text:p>
                </text:list-item>
                <text:list-item>
                  <text:p text:style-name="P19">Pakistan </text:p>
                </text:list-item>
              </text:list>
            </text:list-item>
          </text:list>
        </text:list-item>
      </text:list>
      <text:h text:style-name="Heading_20_3" text:outline-level="3"><text:bookmark-start text:name="__RefHeading__4512_151624239"/>Utilisation<text:bookmark-end text:name="__RefHeading__4512_151624239"/></text:h>
      <text:list xml:id="list234605755211043" text:continue-numbering="true" text:style-name="L1">
        <text:list-item>
          <text:list>
            <text:list-item>
              <text:list>
                <text:list-item>
                  <text:p text:style-name="P19">BBox dans josm </text:p>
                </text:list-item>
                <text:list-item>
                  <text:p text:style-name="P19">wms </text:p>
                </text:list-item>
                <text:list-item>
                  <text:p text:style-name="P19">décalage </text:p>
                  <text:list>
                    <text:list-item>
                      <text:p text:style-name="P19">http://wiki.openstreetmap.org/wiki/True_Offset_Process </text:p>
                    </text:list-item>
                    <text:list-item>
                      <text:p text:style-name="P19">josm </text:p>
                    </text:list-item>
                  </text:list>
                </text:list-item>
                <text:list-item>
                  <text:p text:style-name="P19">astuce </text:p>
                  <text:list>
                    <text:list-item>
                      <text:p text:style-name="P19">ombre </text:p>
                    </text:list-item>
                    <text:list-item>
                      <text:p text:style-name="P19">zebra bus </text:p>
                    </text:list-item>
                  </text:list>
                </text:list-item>
              </text:list>
            </text:list-item>
          </text:list>
        </text:list-item>
      </text:list>
      <text:h text:style-name="Heading_20_2" text:outline-level="2"><text:bookmark-start text:name="__RefHeading__4514_151624239"/>impact de l'ouverture de photo et dataset vectoriels<text:bookmark-end text:name="__RefHeading__4514_151624239"/></text:h>
      <text:list xml:id="list234605889321172" text:continue-numbering="true" text:style-name="L1">
        <text:list-item>
          <text:list>
            <text:list-item>
              <text:p text:style-name="P19">part dans le total </text:p>
            </text:list-item>
            <text:list-item>
              <text:p text:style-name="P19">Bagdad mappe depuis yahoo, mais peu de contrib realisé en plus </text:p>
              <text:list>
                <text:list-item>
                  <text:p text:style-name="P19">ex idem ville du nord de l'irak </text:p>
                </text:list-item>
                <text:list-item>
                  <text:p text:style-name="P19">http://old.opengeodata.org/2007/02/21/openstreetmap-baghdad/index.html </text:p>
                </text:list-item>
              </text:list>
            </text:list-item>
            <text:list-item>
              <text:p text:style-name="P19">Kaboul </text:p>
            </text:list-item>
            <text:list-item>
              <text:p text:style-name="P19">Tbilisi </text:p>
            </text:list-item>
            <text:list-item>
              <text:p text:style-name="P19">Téhéran </text:p>
            </text:list-item>
            <text:list-item>
              <text:p text:style-name="P19"><text:soft-page-break/>http://aidworkerdaily.com/2008/11/01/more-open-street-map-vs-google-maps-kabul-and-tbilisi/ </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 svg:font-family="'DejaVu Sans'" style:font-family-generic="swiss"/>
    <style:font-face style:name="FreeSans2" svg:font-family="FreeSans" style:font-family-generic="swiss"/>
    <style:font-face style:name="DejaVu Sans Mono" svg:font-family="'DejaVu Sans Mono'" style:font-family-generic="modern" style:font-pitch="fixed"/>
    <style:font-face style:name="FreeSans3" svg:font-family="FreeSans"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1" svg:font-family="'Nimbus Sans L'" style:font-adornments="Normal" style:font-family-generic="swiss" style:font-pitch="variable"/>
    <style:font-face style:name="Nimbus Sans L" svg:font-family="'Nimbus Sans L'" style:font-adornments="Regular" style:font-family-generic="swiss" style:font-pitch="variable"/>
    <style:font-face style:name="DejaVu Sans2" svg:font-family="'DejaVu Sans'" style:font-family-generic="system" style:font-pitch="variable"/>
    <style:font-face style:name="FreeSans1" svg:font-family="FreeSans" style:font-family-generic="system" style:font-pitch="variable"/>
  </office:font-face-decls>
  <office:styles>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2"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2d_theme" style:display-name="-theme" style:family="paragraph" style:parent-style-name="Text_20_body" style:next-style-name="Standard" style:class="text">
      <style:paragraph-properties fo:margin-top="0cm" fo:margin-bottom="0cm" loext:contextual-spacing="false"/>
      <style:text-properties fo:color="#c0c0c0"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FreeSans" fo:font-family="FreeSans" style:font-family-generic="swiss" style:font-pitch="variable" fo:font-size="18pt" style:letter-kerning="true" style:font-name-asian="FreeSans" style:font-family-asian="FreeSans" style:font-family-generic-asian="swiss" style:font-pitch-asian="variable" style:font-size-asian="18pt" style:font-name-complex="FreeSans" style:font-family-complex="Free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44pt" fo:font-style="normal" fo:text-shadow="none" style:text-underline-style="none" fo:font-weight="normal" style:letter-kerning="true" style:font-name-asian="Bitstream Vera Sans" style:font-family-asian="'Bitstream Vera Sans'" style:font-family-generic-asian="swiss" style:font-pitch-asian="variable" style:font-size-asian="44pt" style:font-style-asian="normal" style:font-weight-asian="normal" style:font-name-complex="Bitstream Vera Sans" style:font-family-complex="'Bitstream Vera Sans'" style:font-family-generic-complex="swiss" style:font-pitch-complex="variable" style:font-size-complex="44pt" style:font-style-complex="normal" style:font-weight-complex="normal" style:text-emphasize="none" style:text-overline-style="none" style:text-overline-color="font-color"/>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20pt" fo:font-style="normal" fo:text-shadow="none" style:text-underline-style="none" fo:font-weight="normal" style:letter-kerning="true" style:font-name-asian="Bitstream Vera Sans" style:font-family-asian="'Bitstream Vera Sans'" style:font-family-generic-asian="swiss" style:font-pitch-asian="variable" style:font-size-asian="20pt" style:font-style-asian="normal" style:font-weight-asian="normal" style:font-name-complex="Bitstream Vera Sans" style:font-family-complex="'Bitstream Vera Sans'"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32pt" fo:font-style="normal" fo:text-shadow="none" style:text-underline-style="none" fo:font-weight="normal" style:letter-kerning="true" style:font-name-asian="Bitstream Vera Sans" style:font-family-asian="'Bitstream Vera Sans'" style:font-family-generic-asian="swiss" style:font-pitch-asian="variable" style:font-size-asian="32pt" style:font-style-asian="normal" style:font-weight-asian="normal" style:font-name-complex="Bitstream Vera Sans" style:font-family-complex="'Bitstream Vera Sans'" style:font-family-generic-complex="swiss"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code" style:family="paragraph" style:parent-style-name="Standard" style:default-outline-level="" style:list-style-name="" style:master-page-name="">
      <loext:graphic-properties draw:fill="solid" draw:fill-color="#e6e6e6" draw:opacity="100%"/>
      <style:paragraph-properties style:page-number="auto" fo:background-color="#e6e6e6" style:shadow="none"/>
      <style:text-properties style:font-name="Nimbus Sans L" fo:font-family="'Nimbus Sans L'" style:font-style-name="Regular" style:font-family-generic="swiss" style:font-pitch="variable" fo:font-size="10pt" fo:language="zxx" fo:country="none"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_20_inline" style:display-name="code inline" style:family="text">
      <style:text-properties style:font-name="Nimbus Sans L1" fo:font-family="'Nimbus Sans L'" style:font-style-name="Normal" style:font-family-generic="swiss" style:font-pitch="variable" fo:font-size="10pt" fo:language="zxx" fo:country="none" fo:background-color="#e6e6e6" style:font-size-asian="10.5pt"/>
    </style:style>
    <style:style style:name="Numbering_20_Symbols" style:display-name="Numbering Symbols" style:family="text"/>
    <style:style style:name="Index_20_Link" style:display-name="Index Link"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3"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12a7f"/>
    </style:style>
    <style:style style:name="MT1" style:family="text">
      <style:text-properties officeooo:rsid="0048af7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OpenStreetMap - Part 2.2 – Contribution</text:title> <text:span text:style-name="MT1">- Frédéric Rodrigo - CC-By-SA © 2010-201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2-09-06T14:52:56</meta:creation-date>
    <meta:editing-duration>PT5H54M6S</meta:editing-duration>
    <meta:editing-cycles>20</meta:editing-cycles>
    <meta:generator>LibreOffice/5.2.7.2$Linux_X86_64 LibreOffice_project/20m0$Build-2</meta:generator>
    <dc:date>2017-07-24T23:46:03.831313825</dc:date>
    <meta:keyword>OpenStreetMap</meta:keyword>
    <dc:title>OpenStreetMap - Part 2.2 – Contribution</dc:title>
    <meta:document-statistic meta:table-count="0" meta:image-count="0" meta:object-count="0" meta:page-count="5" meta:paragraph-count="106" meta:word-count="1024" meta:character-count="6466" meta:non-whitespace-character-count="5557"/>
  </office:meta>
</office:document-meta>
</file>